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3885443507698782425"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7215851378797551502"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8926802714981298668"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5615304785779634145"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8850496754438155"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2832288606513501005"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3910915329992545341"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844548080209501766"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4277776" text:continue-list="list3910915329992545341"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57094805001849959"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251280"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47405"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4270525"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4276488"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276642"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2921781253557900084"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4472281506148235376"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61122276642079153"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260119"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83476676113770041"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27244362530779510"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072831787268527106" text:style-name="L15">
        <text:list-item>
          <text:list>
            <text:list-header>
              <text:p text:style-name="P155">1.5 miles averaging about 9:40/mile and rest 1 min</text:p>
            </text:list-header>
          </text:list>
        </text:list-item>
      </text:list>
      <text:p text:style-name="P23">1 mile in 8:26 and rest 2 min</text:p>
      <text:list xml:id="list2769025207224556268"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432852767139540169"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260652"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7195819182441188274"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48070766560979341"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7686235269063785173"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4257277" text:continue-list="list3348070766560979341" text:style-name="L19">
        <text:list-item>
          <text:list>
            <text:list-header>
              <text:p text:style-name="P159">(Pace*HR)=1240</text:p>
            </text:list-header>
          </text:list>
        </text:list-item>
      </text:list>
      <text:list xml:id="list34279040" text:continue-list="list7195819182441188274" text:style-name="L18">
        <text:list-item>
          <text:list>
            <text:list-header>
              <text:p text:style-name="P158">2 miles at 10:46/mile Ave HR= 121 bpm and rest a few minutes</text:p>
            </text:list-header>
          </text:list>
        </text:list-item>
      </text:list>
      <text:list xml:id="list34274946" text:continue-list="list34257277"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4257678"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406485928115234898"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11231538922681077"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859720042422165729"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9202393949575073112"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20306767814280720"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60375062603988712"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25T14:01:34.46</dc:date>
    <dc:creator>James Lombardi</dc:creator>
    <meta:editing-duration>P17DT20H17M51S</meta:editing-duration>
    <meta:editing-cycles>1334</meta:editing-cycles>
    <meta:generator>OpenOffice/4.1.2$Win32 OpenOffice.org_project/412m3$Build-9782</meta:generator>
    <meta:document-statistic meta:table-count="0" meta:image-count="9" meta:object-count="0" meta:page-count="141" meta:paragraph-count="3996" meta:word-count="43742" meta:character-count="225067"/>
  </office:meta>
</office:document-meta>
</file>